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8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8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number-rows-repeated="2" table:style-name="ro2">
          <table:table-cell office:value-type="float" office:value="86" table:style-name="ce5">
            <text:p>86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number-rows-repeated="4" table:style-name="ro2">
          <table:table-cell office:value-type="float" office:value="86" table:style-name="ce5">
            <text:p>86</text:p>
          </table:table-cell>
          <table:table-cell table:number-columns-repeated="16383"/>
        </table:table-row>
        <table:table-row table:number-rows-repeated="1048476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100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09-11T16:01:13Z</dc:date>
    <meta:editing-cycles>1</meta:editing-cycles>
    <meta:editing-duration>PT53S</meta:editing-duration>
  </office:meta>
</office:document-meta>
</file>